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5.714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</text:span><text:span text:style-name="T16">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</text:span><text:span text:style-name="T16">elementos </text:span><text:span text:style-name="T17">n</text:span><text:span text:style-name="T16"> no vetor </text:span><text:span text:style-name="T17">xs</text:span><text:span text:style-name="T16"> e retorne a média entre todos os valores do </text:span><text:span text:style-name="T16">vetor.</text:span></text:p>
              </text:list-item>
              <text:list-item>
                <text:p><text:span text:style-name="T16">Dentro das funções, use a notação de ponteiros em vez da de índices (‘*’ </text:span><text:span text:style-name="T16">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</text:span><text:span text:style-name="T16">quantidade de elementos e em seguida calcule a média dos valores do </text:span><text:span text:style-name="T16">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17">LxC</text:span><text:span text:style-name="T18">), e preencha o array com </text:span><text:span text:style-name="T19">l*c</text:span><text:span text:style-name="T18"> números lidos do </text:span><text:span text:style-name="T18">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25">(sobrescreve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6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69</meta:editing-cycles>
    <meta:editing-duration>P63DT2H44M8S</meta:editing-duration>
    <meta:initial-creator>chico </meta:initial-creator>
    <dc:date>2019-06-07T10:27:34.369277909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